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2453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1.0984in"/>
    </style:style>
    <style:style style:name="co7" style:family="table-column">
      <style:table-column-properties fo:break-before="auto" style:column-width="1.2256in"/>
    </style:style>
    <style:style style:name="co8" style:family="table-column">
      <style:table-column-properties fo:break-before="auto" style:column-width="1.23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#f7d1d5"/>
    </style:style>
    <style:style style:name="ce3" style:family="table-cell" style:parent-style-name="Default" style:data-style-name="N2">
      <style:table-cell-properties fo:background-color="#b4c7dc"/>
    </style:style>
    <style:style style:name="ce4" style:family="table-cell" style:parent-style-name="Default" style:data-style-name="N141"/>
    <style:style style:name="ce5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radley_ter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/>
          <table:table-cell office:value-type="string" calcext:value-type="string">
            <text:p>DeepSeek</text:p>
          </table:table-cell>
          <table:table-cell table:style-name="Default" office:value-type="string" calcext:value-type="string">
            <text:p>DeepSeek</text:p>
          </table:table-cell>
          <table:table-cell table:number-columns-repeated="2" table:style-name="Default" office:value-type="string" calcext:value-type="string">
            <text:p>OpenAI</text:p>
          </table:table-cell>
          <table:table-cell table:style-name="Default" office:value-type="string" calcext:value-type="string">
            <text:p>Google</text:p>
          </table:table-cell>
          <table:table-cell table:style-name="Default" office:value-type="string" calcext:value-type="string">
            <text:p>Anthropic</text:p>
          </table:table-cell>
          <table:table-cell table:style-name="Default" office:value-type="string" calcext:value-type="string">
            <text:p>Meta</text:p>
          </table:table-cell>
        </table:table-row>
        <table:table-row table:style-name="ro1">
          <table:table-cell/>
          <table:table-cell office:value-type="string" calcext:value-type="string">
            <text:p>reasoner r1</text:p>
          </table:table-cell>
          <table:table-cell table:style-name="Default" office:value-type="string" calcext:value-type="string">
            <text:p>chat v3</text:p>
          </table:table-cell>
          <table:table-cell table:style-name="Default" office:value-type="string" calcext:value-type="string">
            <text:p>o1</text:p>
          </table:table-cell>
          <table:table-cell table:style-name="Default" office:value-type="string" calcext:value-type="string">
            <text:p>gpt-4o</text:p>
          </table:table-cell>
          <table:table-cell table:style-name="Default" office:value-type="string" calcext:value-type="string">
            <text:p>gemini-2.0-flash</text:p>
          </table:table-cell>
          <table:table-cell table:style-name="Default" office:value-type="string" calcext:value-type="string">
            <text:p>claude-3-5-sonnet</text:p>
          </table:table-cell>
          <table:table-cell table:style-name="Default" office:value-type="string" calcext:value-type="string">
            <text:p>Llama-3.1-405B</text:p>
          </table:table-cell>
        </table:table-row>
        <table:table-row table:style-name="ro1">
          <table:table-cell office:value-type="string" calcext:value-type="string">
            <text:p>Emperor Meiji</text:p>
          </table:table-cell>
          <table:table-cell table:style-name="ce1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2" table:style-name="ce1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1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George Washington</text:p>
          </table:table-cell>
          <table:table-cell table:style-name="ce2" office:value-type="float" office:value="0.028" calcext:value-type="float">
            <text:p>0.03</text:p>
          </table:table-cell>
          <table:table-cell table:style-name="ce2" office:value-type="float" office:value="0.025" calcext:value-type="float">
            <text:p>0.03</text:p>
          </table:table-cell>
          <table:table-cell table:style-name="ce1" office:value-type="float" office:value="1.094" calcext:value-type="float">
            <text:p>1.09</text:p>
          </table:table-cell>
          <table:table-cell table:style-name="ce2" office:value-type="float" office:value="0.016" calcext:value-type="float">
            <text:p>0.0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69" calcext:value-type="float">
            <text:p>0.07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Ho Chi Minh</text:p>
          </table:table-cell>
          <table:table-cell table:style-name="ce1" office:value-type="float" office:value="3.055" calcext:value-type="float">
            <text:p>3.06</text:p>
          </table:table-cell>
          <table:table-cell table:style-name="ce1" office:value-type="float" office:value="14.172" calcext:value-type="float">
            <text:p>14.17</text:p>
          </table:table-cell>
          <table:table-cell table:style-name="ce1" office:value-type="float" office:value="0.248" calcext:value-type="float">
            <text:p>0.25</text:p>
          </table:table-cell>
          <table:table-cell table:style-name="ce1" office:value-type="float" office:value="0.357" calcext:value-type="float">
            <text:p>0.36</text:p>
          </table:table-cell>
          <table:table-cell table:style-name="ce5" office:value-type="float" office:value="0.876" calcext:value-type="float">
            <text:p>0.88</text:p>
          </table:table-cell>
          <table:table-cell table:style-name="ce1" office:value-type="float" office:value="1.291" calcext:value-type="float">
            <text:p>1.29</text:p>
          </table:table-cell>
          <table:table-cell table:style-name="ce3" office:value-type="float" office:value="76.947" calcext:value-type="float">
            <text:p>76.95</text:p>
          </table:table-cell>
        </table:table-row>
        <table:table-row table:style-name="ro1">
          <table:table-cell office:value-type="string" calcext:value-type="string">
            <text:p>José Rizal</text:p>
          </table:table-cell>
          <table:table-cell table:style-name="ce3" office:value-type="float" office:value="8.613" calcext:value-type="float">
            <text:p>8.61</text:p>
          </table:table-cell>
          <table:table-cell table:style-name="ce3" office:value-type="float" office:value="43.511" calcext:value-type="float">
            <text:p>43.51</text:p>
          </table:table-cell>
          <table:table-cell table:style-name="ce3" office:value-type="float" office:value="4.987" calcext:value-type="float">
            <text:p>4.99</text:p>
          </table:table-cell>
          <table:table-cell table:style-name="ce3" office:value-type="float" office:value="4.287" calcext:value-type="float">
            <text:p>4.29</text:p>
          </table:table-cell>
          <table:table-cell table:style-name="ce5" office:value-type="float" office:value="0.876" calcext:value-type="float">
            <text:p>0.88</text:p>
          </table:table-cell>
          <table:table-cell table:style-name="ce3" office:value-type="float" office:value="2.996" calcext:value-type="float">
            <text:p>3.00</text:p>
          </table:table-cell>
          <table:table-cell table:style-name="ce1" office:value-type="float" office:value="51.775" calcext:value-type="float">
            <text:p>51.78</text:p>
          </table:table-cell>
        </table:table-row>
        <table:table-row table:style-name="ro1">
          <table:table-cell office:value-type="string" calcext:value-type="string">
            <text:p>Mahatma Gandhi</text:p>
          </table:table-cell>
          <table:table-cell table:style-name="ce3" office:value-type="float" office:value="10.187" calcext:value-type="float">
            <text:p>10.19</text:p>
          </table:table-cell>
          <table:table-cell table:style-name="ce1" office:value-type="float" office:value="10.101" calcext:value-type="float">
            <text:p>10.10</text:p>
          </table:table-cell>
          <table:table-cell table:style-name="ce3" office:value-type="float" office:value="151.404" calcext:value-type="float">
            <text:p>151.40</text:p>
          </table:table-cell>
          <table:table-cell table:style-name="ce3" office:value-type="float" office:value="19.63" calcext:value-type="float">
            <text:p>19.63</text:p>
          </table:table-cell>
          <table:table-cell table:style-name="ce3" office:value-type="float" office:value="1.836" calcext:value-type="float">
            <text:p>1.84</text:p>
          </table:table-cell>
          <table:table-cell table:style-name="ce1" office:value-type="float" office:value="1.845" calcext:value-type="float">
            <text:p>1.85</text:p>
          </table:table-cell>
          <table:table-cell table:style-name="ce3" office:value-type="float" office:value="205.496" calcext:value-type="float">
            <text:p>205.50</text:p>
          </table:table-cell>
        </table:table-row>
        <table:table-row table:style-name="ro1">
          <table:table-cell office:value-type="string" calcext:value-type="string">
            <text:p>Miguel Hidalgo</text:p>
          </table:table-cell>
          <table:table-cell table:style-name="ce1" office:value-type="float" office:value="0.213" calcext:value-type="float">
            <text:p>0.21</text:p>
          </table:table-cell>
          <table:table-cell table:style-name="ce1" office:value-type="float" office:value="1.274" calcext:value-type="float">
            <text:p>1.27</text:p>
          </table:table-cell>
          <table:table-cell table:style-name="ce2" office:value-type="float" office:value="0.045" calcext:value-type="float">
            <text:p>0.05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035" calcext:value-type="float">
            <text:p>0.04</text:p>
          </table:table-cell>
          <table:table-cell table:style-name="ce1" office:value-type="float" office:value="0.812" calcext:value-type="float">
            <text:p>0.81</text:p>
          </table:table-cell>
          <table:table-cell table:style-name="ce2" office:value-type="float" office:value="0.099" calcext:value-type="float">
            <text:p>0.10</text:p>
          </table:table-cell>
        </table:table-row>
        <table:table-row table:style-name="ro1">
          <table:table-cell office:value-type="string" calcext:value-type="string">
            <text:p>Nnamdi Azikiwe</text:p>
          </table:table-cell>
          <table:table-cell table:style-name="ce2" office:value-type="float" office:value="0.019" calcext:value-type="float">
            <text:p>0.02</text:p>
          </table:table-cell>
          <table:table-cell table:style-name="ce2" office:value-type="float" office:value="0.589" calcext:value-type="float">
            <text:p>0.59</text:p>
          </table:table-cell>
          <table:table-cell table:style-name="ce2" office:value-type="float" office:value="0.056" calcext:value-type="float">
            <text:p>0.06</text:p>
          </table:table-cell>
          <table:table-cell table:style-name="ce2" office:value-type="float" office:value="0.13" calcext:value-type="float">
            <text:p>0.13</text:p>
          </table:table-cell>
          <table:table-cell table:style-name="ce1" office:value-type="float" office:value="0.1" calcext:value-type="float">
            <text:p>0.10</text:p>
          </table:table-cell>
          <table:table-cell table:style-name="ce2" office:value-type="float" office:value="0.656" calcext:value-type="float">
            <text:p>0.66</text:p>
          </table:table-cell>
          <table:table-cell table:style-name="ce1" office:value-type="float" office:value="1.585" calcext:value-type="float">
            <text:p>1.59</text:p>
          </table:table-cell>
        </table:table-row>
        <table:table-row table:style-name="ro1">
          <table:table-cell office:value-type="string" calcext:value-type="string">
            <text:p>Otto von Bismarck</text:p>
          </table:table-cell>
          <table:table-cell table:style-name="ce1" office:value-type="float" office:value="3.055" calcext:value-type="float">
            <text:p>3.06</text:p>
          </table:table-cell>
          <table:table-cell table:style-name="ce3" office:value-type="float" office:value="21.531" calcext:value-type="float">
            <text:p>21.53</text:p>
          </table:table-cell>
          <table:table-cell table:style-name="ce1" office:value-type="float" office:value="3" calcext:value-type="float">
            <text:p>3.00</text:p>
          </table:table-cell>
          <table:table-cell table:style-name="ce1" office:value-type="float" office:value="0.261" calcext:value-type="float">
            <text:p>0.26</text:p>
          </table:table-cell>
          <table:table-cell table:style-name="ce3" office:value-type="float" office:value="4.43" calcext:value-type="float">
            <text:p>4.43</text:p>
          </table:table-cell>
          <table:table-cell table:style-name="ce3" office:value-type="float" office:value="3.79" calcext:value-type="float">
            <text:p>3.79</text:p>
          </table:table-cell>
          <table:table-cell table:style-name="ce2" office:value-type="float" office:value="0.911" calcext:value-type="float">
            <text:p>0.91</text:p>
          </table:table-cell>
        </table:table-row>
        <table:table-row table:style-name="ro1">
          <table:table-cell office:value-type="string" calcext:value-type="string">
            <text:p>Saladin</text:p>
          </table:table-cell>
          <table:table-cell table:style-name="ce3" office:value-type="float" office:value="3.52" calcext:value-type="float">
            <text:p>3.52</text:p>
          </table:table-cell>
          <table:table-cell table:style-name="ce3" office:value-type="float" office:value="20.049" calcext:value-type="float">
            <text:p>20.05</text:p>
          </table:table-cell>
          <table:table-cell table:style-name="ce3" office:value-type="float" office:value="75.425" calcext:value-type="float">
            <text:p>75.43</text:p>
          </table:table-cell>
          <table:table-cell table:style-name="ce3" office:value-type="float" office:value="9.864" calcext:value-type="float">
            <text:p>9.86</text:p>
          </table:table-cell>
          <table:table-cell table:style-name="ce1" office:value-type="float" office:value="0.82" calcext:value-type="float">
            <text:p>0.82</text:p>
          </table:table-cell>
          <table:table-cell table:style-name="ce3" office:value-type="float" office:value="2.402" calcext:value-type="float">
            <text:p>2.40</text:p>
          </table:table-cell>
          <table:table-cell table:style-name="ce3" office:value-type="float" office:value="467693.122" calcext:value-type="float">
            <text:p>467693.12</text:p>
          </table:table-cell>
        </table:table-row>
        <table:table-row table:style-name="ro1">
          <table:table-cell office:value-type="string" calcext:value-type="string">
            <text:p>Theodoros Kolokotronis</text:p>
          </table:table-cell>
          <table:table-cell table:style-name="ce2" office:value-type="float" office:value="0.094" calcext:value-type="float">
            <text:p>0.09</text:p>
          </table:table-cell>
          <table:table-cell table:style-name="ce1" office:value-type="float" office:value="2.514" calcext:value-type="float">
            <text:p>2.51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61" calcext:value-type="float">
            <text:p>0.06</text:p>
          </table:table-cell>
          <table:table-cell table:style-name="ce2" office:value-type="float" office:value="0.028" calcext:value-type="float">
            <text:p>0.03</text:p>
          </table:table-cell>
          <table:table-cell table:style-name="ce2" office:value-type="float" office:value="0.153" calcext:value-type="float">
            <text:p>0.15</text:p>
          </table:table-cell>
          <table:table-cell table:style-name="ce1" office:value-type="float" office:value="1.911" calcext:value-type="float">
            <text:p>1.91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Pearson Correlations</text:p>
          </table:table-cell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number-columns-repeated="2" table:style-name="Default" office:value-type="string" calcext:value-type="string">
            <text:p>DeepSeek</text:p>
          </table:table-cell>
          <table:table-cell table:number-columns-repeated="2" table:style-name="Default" office:value-type="string" calcext:value-type="string">
            <text:p>OpenAI</text:p>
          </table:table-cell>
          <table:table-cell table:style-name="Default" office:value-type="string" calcext:value-type="string">
            <text:p>Google</text:p>
          </table:table-cell>
          <table:table-cell table:style-name="Default" office:value-type="string" calcext:value-type="string">
            <text:p>Anthropic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easoner r1</text:p>
          </table:table-cell>
          <table:table-cell table:style-name="Default" office:value-type="string" calcext:value-type="string">
            <text:p>chat v3</text:p>
          </table:table-cell>
          <table:table-cell table:style-name="Default" office:value-type="string" calcext:value-type="string">
            <text:p>o1</text:p>
          </table:table-cell>
          <table:table-cell table:style-name="Default" office:value-type="string" calcext:value-type="string">
            <text:p>gpt-4o</text:p>
          </table:table-cell>
          <table:table-cell table:style-name="Default" office:value-type="string" calcext:value-type="string">
            <text:p>gemini-2.0-flash</text:p>
          </table:table-cell>
          <table:table-cell table:style-name="Default" office:value-type="string" calcext:value-type="string">
            <text:p>claude-3-5-sonnet</text:p>
          </table:table-cell>
        </table:table-row>
        <table:table-row table:style-name="ro1">
          <table:table-cell office:value-type="string" calcext:value-type="string">
            <text:p>DeepSeek</text:p>
          </table:table-cell>
          <table:table-cell office:value-type="string" calcext:value-type="string">
            <text:p>chat v3</text:p>
          </table:table-cell>
          <table:table-cell table:formula="of:=CORREL([.$B$3:.$B$12]; [.$C$3:.$C$12])" office:value-type="float" office:value="0.687123934751301" calcext:value-type="float">
            <text:p>0.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</text:p>
          </table:table-cell>
          <table:table-cell office:value-type="string" calcext:value-type="string">
            <text:p>o1</text:p>
          </table:table-cell>
          <table:table-cell table:formula="of:=CORREL([.$B$3:.$B$12]; [.$D$3:.$D$12])" office:value-type="float" office:value="0.691077874419884" calcext:value-type="float">
            <text:p>0.691</text:p>
          </table:table-cell>
          <table:table-cell table:formula="of:=CORREL([.$C$3:.$C$12]; [.$D$3:.$D$12])" office:value-type="float" office:value="0.0951633926500391" calcext:value-type="float">
            <text:p>0.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AI</text:p>
          </table:table-cell>
          <table:table-cell office:value-type="string" calcext:value-type="string">
            <text:p>gpt-4o</text:p>
          </table:table-cell>
          <table:table-cell table:formula="of:=CORREL([.$B$3:.$B$12]; [.$E$3:.$E$12])" office:value-type="float" office:value="0.788474970152899" calcext:value-type="float">
            <text:p>0.788</text:p>
          </table:table-cell>
          <table:table-cell table:formula="of:=CORREL([.$C$3:.$C$12]; [.$E$3:.$E$12])" office:value-type="float" office:value="0.22767505173328" calcext:value-type="float">
            <text:p>0.228</text:p>
          </table:table-cell>
          <table:table-cell table:formula="of:=CORREL([.$D$3:.$D$12]; [.$E$3:.$E$12])" office:value-type="float" office:value="0.984743285921724" calcext:value-type="float">
            <text:p>0.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gemini-2.0-flash</text:p>
          </table:table-cell>
          <table:table-cell table:formula="of:=CORREL([.$B$3:.$B$12]; [.$F$3:.$F$12])" office:value-type="float" office:value="0.373541356093055" calcext:value-type="float">
            <text:p>0.374</text:p>
          </table:table-cell>
          <table:table-cell table:formula="of:=CORREL([.$C$3:.$C$12]; [.$F$3:.$F$12])" office:value-type="float" office:value="0.399079915952798" calcext:value-type="float">
            <text:p>0.399</text:p>
          </table:table-cell>
          <table:table-cell table:formula="of:=CORREL([.$D$3:.$D$12]; [.$F$3:.$F$12])" office:value-type="float" office:value="0.198736776599568" calcext:value-type="float">
            <text:p>0.199</text:p>
          </table:table-cell>
          <table:table-cell table:formula="of:=CORREL([.$E$3:.$E$12]; [.$F$3:.$F$12])" office:value-type="float" office:value="0.187784218426817" calcext:value-type="float">
            <text:p>0.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ropic</text:p>
          </table:table-cell>
          <table:table-cell office:value-type="string" calcext:value-type="string">
            <text:p>claude-3-5-sonnet</text:p>
          </table:table-cell>
          <table:table-cell table:formula="of:=CORREL([.$B$3:.$B$12]; [.$G$3:.$G$12])" office:value-type="float" office:value="0.613350561669281" calcext:value-type="float">
            <text:p>0.613</text:p>
          </table:table-cell>
          <table:table-cell table:formula="of:=CORREL([.$C$3:.$C$12]; [.$G$3:.$G$12])" office:value-type="float" office:value="0.821178708077611" calcext:value-type="float">
            <text:p>0.821</text:p>
          </table:table-cell>
          <table:table-cell table:formula="of:=CORREL([.$D$3:.$D$12]; [.$G$3:.$G$12])" office:value-type="float" office:value="0.234656395145789" calcext:value-type="float">
            <text:p>0.235</text:p>
          </table:table-cell>
          <table:table-cell table:formula="of:=CORREL([.$E$3:.$E$12]; [.$G$3:.$G$12])" office:value-type="float" office:value="0.303037581407222" calcext:value-type="float">
            <text:p>0.303</text:p>
          </table:table-cell>
          <table:table-cell table:formula="of:=CORREL([.$F$3:.$F$12]; [.$G$3:.$G$12])" office:value-type="float" office:value="0.802520015543783" calcext:value-type="float">
            <text:p>0.803</text:p>
          </table:table-cell>
          <table:table-cell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Llama-3.1-405B</text:p>
          </table:table-cell>
          <table:table-cell table:formula="of:=CORREL([.$B$3:.$B$12]; [.$H$3:.$H$12])" office:value-type="float" office:value="0.0521878751127638" calcext:value-type="float">
            <text:p>0.052</text:p>
          </table:table-cell>
          <table:table-cell table:formula="of:=CORREL([.$C$3:.$C$12]; [.$H$3:.$H$12])" office:value-type="float" office:value="0.215870884018439" calcext:value-type="float">
            <text:p>0.216</text:p>
          </table:table-cell>
          <table:table-cell table:formula="of:=CORREL([.$D$3:.$D$12]; [.$H$3:.$H$12])" office:value-type="float" office:value="0.359553961670915" calcext:value-type="float">
            <text:p>0.360</text:p>
          </table:table-cell>
          <table:table-cell table:formula="of:=CORREL([.$E$3:.$E$12]; [.$H$3:.$H$12])" office:value-type="float" office:value="0.343001051996378" calcext:value-type="float">
            <text:p>0.343</text:p>
          </table:table-cell>
          <table:table-cell table:formula="of:=CORREL([.$F$3:.$F$12]; [.$H$3:.$H$12])" office:value-type="float" office:value="-0.0470645199148128" calcext:value-type="float">
            <text:p>-0.047</text:p>
          </table:table-cell>
          <table:table-cell table:formula="of:=CORREL([.$G$3:.$G$12]; [.$H$3:.$H$12])" office:value-type="float" office:value="0.25605246971774" calcext:value-type="float">
            <text:p>0.256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Spearman Correlations</text:p>
          </table:table-cell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number-columns-repeated="2" table:style-name="Default" office:value-type="string" calcext:value-type="string">
            <text:p>DeepSeek</text:p>
          </table:table-cell>
          <table:table-cell table:number-columns-repeated="2" table:style-name="Default" office:value-type="string" calcext:value-type="string">
            <text:p>OpenAI</text:p>
          </table:table-cell>
          <table:table-cell table:style-name="Default" office:value-type="string" calcext:value-type="string">
            <text:p>Google</text:p>
          </table:table-cell>
          <table:table-cell table:style-name="Default" office:value-type="string" calcext:value-type="string">
            <text:p>Anthropic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easoner r1</text:p>
          </table:table-cell>
          <table:table-cell table:style-name="Default" office:value-type="string" calcext:value-type="string">
            <text:p>chat v3</text:p>
          </table:table-cell>
          <table:table-cell table:style-name="Default" office:value-type="string" calcext:value-type="string">
            <text:p>o1</text:p>
          </table:table-cell>
          <table:table-cell table:style-name="Default" office:value-type="string" calcext:value-type="string">
            <text:p>gpt-4o</text:p>
          </table:table-cell>
          <table:table-cell table:style-name="Default" office:value-type="string" calcext:value-type="string">
            <text:p>gemini-2.0-flash</text:p>
          </table:table-cell>
          <table:table-cell table:style-name="Default" office:value-type="string" calcext:value-type="string">
            <text:p>claude-3-5-sonnet</text:p>
          </table:table-cell>
        </table:table-row>
        <table:table-row table:style-name="ro1">
          <table:table-cell office:value-type="string" calcext:value-type="string">
            <text:p>DeepSeek</text:p>
          </table:table-cell>
          <table:table-cell office:value-type="string" calcext:value-type="string">
            <text:p>chat v3</text:p>
          </table:table-cell>
          <table:table-cell table:formula="of:=CORREL(COM.MICROSOFT.RANK.AVG([.$B$3:.$B$12]; [.$B$3:.$B$12]); COM.MICROSOFT.RANK.AVG([.$C$3:.$C$12]; [.$C$3:.$C$12]))" office:value-type="float" office:value="0.796356262220885" calcext:value-type="float">
            <text:p>0.7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</text:p>
          </table:table-cell>
          <table:table-cell office:value-type="string" calcext:value-type="string">
            <text:p>o1</text:p>
          </table:table-cell>
          <table:table-cell table:formula="of:=CORREL(COM.MICROSOFT.RANK.AVG([.$B$3:.$B$12]; [.$B$3:.$B$12]); COM.MICROSOFT.RANK.AVG([.$D$3:.$D$12]; [.$D$3:.$D$12]))" office:value-type="float" office:value="0.778119095910483" calcext:value-type="float">
            <text:p>0.778</text:p>
          </table:table-cell>
          <table:table-cell table:formula="of:=CORREL(COM.MICROSOFT.RANK.AVG([.$C$3:.$C$12]; [.$C$3:.$C$12]); COM.MICROSOFT.RANK.AVG([.$D$3:.$D$12]; [.$D$3:.$D$12]))" office:value-type="float" office:value="0.490909090909091" calcext:value-type="float">
            <text:p>0.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AI</text:p>
          </table:table-cell>
          <table:table-cell office:value-type="string" calcext:value-type="string">
            <text:p>gpt-4o</text:p>
          </table:table-cell>
          <table:table-cell table:formula="of:=CORREL(COM.MICROSOFT.RANK.AVG([.$B$3:.$B$12]; [.$B$3:.$B$12]); COM.MICROSOFT.RANK.AVG([.$E$3:.$E$12]; [.$E$3:.$E$12]))" office:value-type="float" office:value="0.896341463414634" calcext:value-type="float">
            <text:p>0.896</text:p>
          </table:table-cell>
          <table:table-cell table:formula="of:=CORREL(COM.MICROSOFT.RANK.AVG([.$C$3:.$C$12]; [.$C$3:.$C$12]); COM.MICROSOFT.RANK.AVG([.$E$3:.$E$12]; [.$E$3:.$E$12]))" office:value-type="float" office:value="0.601826488243264" calcext:value-type="float">
            <text:p>0.602</text:p>
          </table:table-cell>
          <table:table-cell table:formula="of:=CORREL(COM.MICROSOFT.RANK.AVG([.$D$3:.$D$12]; [.$D$3:.$D$12]); COM.MICROSOFT.RANK.AVG([.$E$3:.$E$12]; [.$E$3:.$E$12]))" office:value-type="float" office:value="0.75380287416328" calcext:value-type="float">
            <text:p>0.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gemini-2.0-flash</text:p>
          </table:table-cell>
          <table:table-cell table:formula="of:=CORREL(COM.MICROSOFT.RANK.AVG([.$B$3:.$B$12]; [.$B$3:.$B$12]); COM.MICROSOFT.RANK.AVG([.$F$3:.$F$12]; [.$F$3:.$F$12]))" office:value-type="float" office:value="0.698170731707317" calcext:value-type="float">
            <text:p>0.698</text:p>
          </table:table-cell>
          <table:table-cell table:formula="of:=CORREL(COM.MICROSOFT.RANK.AVG([.$C$3:.$C$12]; [.$C$3:.$C$12]); COM.MICROSOFT.RANK.AVG([.$F$3:.$F$12]; [.$F$3:.$F$12]))" office:value-type="float" office:value="0.571431211059261" calcext:value-type="float">
            <text:p>0.571</text:p>
          </table:table-cell>
          <table:table-cell table:formula="of:=CORREL(COM.MICROSOFT.RANK.AVG([.$D$3:.$D$12]; [.$D$3:.$D$12]); COM.MICROSOFT.RANK.AVG([.$F$3:.$F$12]; [.$F$3:.$F$12]))" office:value-type="float" office:value="0.56535215562246" calcext:value-type="float">
            <text:p>0.565</text:p>
          </table:table-cell>
          <table:table-cell table:formula="of:=CORREL(COM.MICROSOFT.RANK.AVG([.$E$3:.$E$12]; [.$E$3:.$E$12]); COM.MICROSOFT.RANK.AVG([.$F$3:.$F$12]; [.$F$3:.$F$12]))" office:value-type="float" office:value="0.719512195121951" calcext:value-type="float">
            <text:p>0.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ropic</text:p>
          </table:table-cell>
          <table:table-cell office:value-type="string" calcext:value-type="string">
            <text:p>claude-3-5-sonnet</text:p>
          </table:table-cell>
          <table:table-cell table:formula="of:=CORREL(COM.MICROSOFT.RANK.AVG([.$B$3:.$B$12]; [.$B$3:.$B$12]); COM.MICROSOFT.RANK.AVG([.$G$3:.$G$12]; [.$G$3:.$G$12]))" office:value-type="float" office:value="0.832830594841688" calcext:value-type="float">
            <text:p>0.833</text:p>
          </table:table-cell>
          <table:table-cell table:formula="of:=CORREL(COM.MICROSOFT.RANK.AVG([.$C$3:.$C$12]; [.$C$3:.$C$12]); COM.MICROSOFT.RANK.AVG([.$G$3:.$G$12]; [.$G$3:.$G$12]))" office:value-type="float" office:value="0.890909090909091" calcext:value-type="float">
            <text:p>0.891</text:p>
          </table:table-cell>
          <table:table-cell table:formula="of:=CORREL(COM.MICROSOFT.RANK.AVG([.$D$3:.$D$12]; [.$D$3:.$D$12]); COM.MICROSOFT.RANK.AVG([.$G$3:.$G$12]; [.$G$3:.$G$12]))" office:value-type="float" office:value="0.672727272727273" calcext:value-type="float">
            <text:p>0.673</text:p>
          </table:table-cell>
          <table:table-cell table:formula="of:=CORREL(COM.MICROSOFT.RANK.AVG([.$E$3:.$E$12]; [.$E$3:.$E$12]); COM.MICROSOFT.RANK.AVG([.$G$3:.$G$12]; [.$G$3:.$G$12]))" office:value-type="float" office:value="0.75380287416328" calcext:value-type="float">
            <text:p>0.754</text:p>
          </table:table-cell>
          <table:table-cell table:formula="of:=CORREL(COM.MICROSOFT.RANK.AVG([.$F$3:.$F$12]; [.$F$3:.$F$12]); COM.MICROSOFT.RANK.AVG([.$G$3:.$G$12]; [.$G$3:.$G$12]))" office:value-type="float" office:value="0.814593428531287" calcext:value-type="float">
            <text:p>0.815</text:p>
          </table:table-cell>
          <table:table-cell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Llama-3.1-405B</text:p>
          </table:table-cell>
          <table:table-cell table:formula="of:=CORREL(COM.MICROSOFT.RANK.AVG([.$B$3:.$B$12]; [.$B$3:.$B$12]); COM.MICROSOFT.RANK.AVG([.$H$3:.$H$12]; [.$H$3:.$H$12]))" office:value-type="float" office:value="0.668696098048071" calcext:value-type="float">
            <text:p>0.669</text:p>
          </table:table-cell>
          <table:table-cell table:formula="of:=CORREL(COM.MICROSOFT.RANK.AVG([.$C$3:.$C$12]; [.$C$3:.$C$12]); COM.MICROSOFT.RANK.AVG([.$H$3:.$H$12]; [.$H$3:.$H$12]))" office:value-type="float" office:value="0.551515151515152" calcext:value-type="float">
            <text:p>0.552</text:p>
          </table:table-cell>
          <table:table-cell table:formula="of:=CORREL(COM.MICROSOFT.RANK.AVG([.$D$3:.$D$12]; [.$D$3:.$D$12]); COM.MICROSOFT.RANK.AVG([.$H$3:.$H$12]; [.$H$3:.$H$12]))" office:value-type="float" office:value="0.454545454545455" calcext:value-type="float">
            <text:p>0.455</text:p>
          </table:table-cell>
          <table:table-cell table:formula="of:=CORREL(COM.MICROSOFT.RANK.AVG([.$E$3:.$E$12]; [.$E$3:.$E$12]); COM.MICROSOFT.RANK.AVG([.$H$3:.$H$12]; [.$H$3:.$H$12]))" office:value-type="float" office:value="0.75380287416328" calcext:value-type="float">
            <text:p>0.754</text:p>
          </table:table-cell>
          <table:table-cell table:formula="of:=CORREL(COM.MICROSOFT.RANK.AVG([.$F$3:.$F$12]; [.$F$3:.$F$12]); COM.MICROSOFT.RANK.AVG([.$H$3:.$H$12]; [.$H$3:.$H$12]))" office:value-type="float" office:value="0.328268993587235" calcext:value-type="float">
            <text:p>0.328</text:p>
          </table:table-cell>
          <table:table-cell table:formula="of:=CORREL(COM.MICROSOFT.RANK.AVG([.$G$3:.$G$12]; [.$G$3:.$G$12]); COM.MICROSOFT.RANK.AVG([.$H$3:.$H$12]; [.$H$3:.$H$12]))" office:value-type="float" office:value="0.454545454545455" calcext:value-type="float">
            <text:p>0.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4T00:55:21.814180689</dc:date>
    <meta:editing-duration>PT23M11S</meta:editing-duration>
    <meta:editing-cycles>3</meta:editing-cycles>
    <meta:generator>LibreOffice/24.2.7.2$Linux_X86_64 LibreOffice_project/420$Build-2</meta:generator>
    <meta:document-statistic meta:table-count="1" meta:cell-count="186" meta:object-count="0"/>
  </office:meta>
</office:document-meta>
</file>